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4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20" style:parent-style-name="Heading3" style:family="paragraph">
      <style:paragraph-properties fo:margin-left="0.5in">
        <style:tab-stops/>
      </style:paragraph-properties>
    </style:style>
    <style:style style:name="P21" style:parent-style-name="Heading3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[Product Name] Design pack [Date] for [Company]</text:p>
      <text:p text:style-name="Normal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384844386" office:target-frame-name="_top" xlink:show="replace"><text:span text:style-name="Hyperlink">Design</text:span><text:tab/><text:span text:style-name="Hyperlink">1</text:span></text:a></text:p>
          <text:p text:style-name="P3"><text:a xlink:href="#_Toc1968663691" office:target-frame-name="_top" xlink:show="replace"><text:span text:style-name="Hyperlink">Figma / Interface Design</text:span><text:tab/><text:span text:style-name="Hyperlink">1</text:span></text:a></text:p>
          <text:p text:style-name="P4"><text:a xlink:href="#_Toc175246237" office:target-frame-name="_top" xlink:show="replace"><text:span text:style-name="Hyperlink">Colour Scheme &amp; Justification</text:span><text:tab/><text:span text:style-name="Hyperlink">1</text:span></text:a></text:p>
          <text:p text:style-name="P5"><text:a xlink:href="#_Toc1636843694" office:target-frame-name="_top" xlink:show="replace"><text:span text:style-name="Hyperlink">Pseudocode</text:span><text:tab/><text:span text:style-name="Hyperlink">1</text:span></text:a></text:p>
          <text:p text:style-name="P6"><text:a xlink:href="#_Toc1007449891" office:target-frame-name="_top" xlink:show="replace"><text:span text:style-name="Hyperlink">Flow Charts</text:span><text:tab/><text:span text:style-name="Hyperlink">1</text:span></text:a></text:p>
          <text:p text:style-name="P7"><text:a xlink:href="#_Toc676688570" office:target-frame-name="_top" xlink:show="replace"><text:span text:style-name="Hyperlink">Decomposition Flow Chart</text:span><text:tab/><text:span text:style-name="Hyperlink">1</text:span></text:a></text:p>
          <text:p text:style-name="P8"><text:a xlink:href="#_Toc353390515" office:target-frame-name="_top" xlink:show="replace"><text:span text:style-name="Hyperlink">Entity Relation (database) Diagram</text:span><text:tab/><text:span text:style-name="Hyperlink">1</text:span></text:a></text:p>
          <text:p text:style-name="P9"><text:a xlink:href="#_Toc839236523" office:target-frame-name="_top" xlink:show="replace"><text:span text:style-name="Hyperlink">Data Flow Diagram</text:span><text:tab/><text:span text:style-name="Hyperlink">1</text:span></text:a></text:p>
          <text:p text:style-name="P10"><text:a xlink:href="#_Toc1564985001" office:target-frame-name="_top" xlink:show="replace"><text:span text:style-name="Hyperlink">Tables</text:span><text:tab/><text:span text:style-name="Hyperlink">1</text:span></text:a></text:p>
          <text:p text:style-name="P11"><text:a xlink:href="#_Toc1479370826" office:target-frame-name="_top" xlink:show="replace"><text:span text:style-name="Hyperlink">Data Dictionary</text:span><text:tab/><text:span text:style-name="Hyperlink">1</text:span></text:a></text:p>
          <text:p text:style-name="P12"><text:a xlink:href="#_Toc414361615" office:target-frame-name="_top" xlink:show="replace"><text:span text:style-name="Hyperlink">Data Structures / Variable List</text:span><text:tab/><text:span text:style-name="Hyperlink">1</text:span></text:a></text:p>
          <text:p text:style-name="P13"><text:a xlink:href="#_Toc1836415747" office:target-frame-name="_top" xlink:show="replace"><text:span text:style-name="Hyperlink">Test Strategy</text:span><text:tab/><text:span text:style-name="Hyperlink">1</text:span></text:a></text:p>
          <text:p text:style-name="P14"><text:a xlink:href="#_Toc1504839349" office:target-frame-name="_top" xlink:show="replace"><text:span text:style-name="Hyperlink">Test Types Being Implemented</text:span><text:tab/><text:span text:style-name="Hyperlink">2</text:span></text:a></text:p>
          <text:p text:style-name="P15"><text:a xlink:href="#_Toc2021500260" office:target-frame-name="_top" xlink:show="replace"><text:span text:style-name="Hyperlink">Logic Tests</text:span><text:tab/><text:span text:style-name="Hyperlink">2</text:span></text:a></text:p>
          <text:p text:style-name="P16"><text:a xlink:href="#_Toc420055463" office:target-frame-name="_top" xlink:show="replace"><text:span text:style-name="Hyperlink">Erroneous, boundary and correct data tests</text:span><text:tab/><text:span text:style-name="Hyperlink">2</text:span></text:a></text:p>
          <text:p text:style-name="P17"><text:a xlink:href="#_Toc1520985130" office:target-frame-name="_top" xlink:show="replace"><text:span text:style-name="Hyperlink">Testing Table Design</text:span><text:tab/><text:span text:style-name="Hyperlink">2</text:span></text:a></text:p>
          <text:p text:style-name="P18"><text:a xlink:href="#_Toc1374004434" office:target-frame-name="_top" xlink:show="replace"><text:span text:style-name="Hyperlink">Examples of tests that could be performed and written up</text:span><text:tab/><text:span text:style-name="Hyperlink">2</text:span></text:a></text:p>
        </text:index-body>
      </text:table-of-content>
      <text:p text:style-name="P19"/>
      <text:h text:style-name="Heading1" text:outline-level="1"/>
      <text:h text:style-name="Heading1" text:outline-level="1"/>
      <text:h text:style-name="Heading1" text:outline-level="1"/>
      <text:h text:style-name="Heading1" text:outline-level="1"><text:bookmark-start text:name="_Toc1384844386"/>Design<text:bookmark-end text:name="_Toc1384844386"/></text:h>
      <text:h text:style-name="Heading2" text:outline-level="2">Entity Relation (database) Diagram</text:h>
      <text:h text:style-name="Heading2" text:outline-level="2"><text:bookmark-start text:name="_Toc1968663691"/>Figma / Interface Design<text:bookmark-end text:name="_Toc1968663691"/></text:h>
      <text:h text:style-name="Heading3" text:outline-level="3"><text:bookmark-start text:name="_Toc175246237"/>Colour Scheme &amp; Justification<text:bookmark-end text:name="_Toc175246237"/></text:h>
      <text:h text:style-name="Heading2" text:outline-level="2"><text:bookmark-start text:name="_Toc1636843694"/>Pseudocode<text:bookmark-end text:name="_Toc1636843694"/></text:h>
      <text:h text:style-name="Heading1" text:outline-level="1"><text:bookmark-start text:name="_Toc1007449891"/>Flow Charts<text:bookmark-end text:name="_Toc1007449891"/></text:h>
      <text:h text:style-name="Heading2" text:outline-level="2"><text:bookmark-start text:name="_Toc676688570"/>Decomposition Flow Chart<text:bookmark-end text:name="_Toc676688570"/></text:h>
      <text:h text:style-name="Heading2" text:outline-level="2"><text:bookmark-start text:name="_Toc839236523"/>Data Flow Diagram<text:bookmark-end text:name="_Toc839236523"/></text:h>
      <text:p text:style-name="Normal"/>
      <text:h text:style-name="Heading1" text:outline-level="1"><text:bookmark-start text:name="_Toc1564985001"/>Tables<text:bookmark-end text:name="_Toc1564985001"/></text:h>
      <text:h text:style-name="Heading2" text:outline-level="2"><text:bookmark-start text:name="_Toc1479370826"/>Data Dictionary<text:bookmark-end text:name="_Toc1479370826"/></text:h>
      <text:p text:style-name="Normal"/>
      <text:h text:style-name="Heading2" text:outline-level="2"><text:bookmark-start text:name="_Toc414361615"/>Data Structures / Variable List<text:bookmark-end text:name="_Toc414361615"/></text:h>
      <text:p text:style-name="Normal"/>
      <text:p text:style-name="Normal"/>
      <text:h text:style-name="Heading1" text:outline-level="1"><text:bookmark-start text:name="_Toc1836415747"/><text:soft-page-break/>Test Strategy<text:bookmark-end text:name="_Toc1836415747"/></text:h>
      <text:h text:style-name="Heading2" text:outline-level="2"><text:bookmark-start text:name="_Toc1504839349"/>Test Types Being Implemented<text:bookmark-end text:name="_Toc1504839349"/></text:h>
      <text:h text:style-name="P20" text:outline-level="3"><text:bookmark-start text:name="_Toc2021500260"/>Logic Tests<text:bookmark-end text:name="_Toc2021500260"/></text:h>
      <text:h text:style-name="P21" text:outline-level="3"><text:bookmark-start text:name="_Toc420055463"/>Erroneous, boundary and correct data tests<text:bookmark-end text:name="_Toc420055463"/></text:h>
      <text:h text:style-name="Heading2" text:outline-level="2"><text:bookmark-start text:name="_Toc1520985130"/>Testing Table Design<text:bookmark-end text:name="_Toc1520985130"/></text:h>
      <text:h text:style-name="Heading3" text:outline-level="3"><text:bookmark-start text:name="_Toc1374004434"/>Examples of tests that could be performed and written up<text:bookmark-end text:name="_Toc1374004434"/>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k Witney (11 RHU)</meta:initial-creator>
    <dc:creator>Jack Witney (11 RHU)</dc:creator>
    <meta:creation-date>2025-03-04T14:14:00Z</meta:creation-date>
    <dc:date>2025-03-06T11:42:00Z</dc:date>
    <meta:template xlink:href="Normal.dotm" xlink:type="simple"/>
    <meta:editing-cycles>2</meta:editing-cycles>
    <meta:editing-duration>PT1560S</meta:editing-duration>
    <meta:document-statistic meta:page-count="3" meta:paragraph-count="2" meta:word-count="220" meta:character-count="1475" meta:row-count="10" meta:non-whitespace-character-count="1257"/>
  </office:meta>
</office:document-meta>
</file>